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023f" officeooo:paragraph-rsid="001b023f"/>
    </style:style>
    <style:style style:name="P2" style:family="paragraph" style:parent-style-name="Text_20_body">
      <style:text-properties officeooo:rsid="001b023f" officeooo:paragraph-rsid="001d1fee"/>
    </style:style>
    <style:style style:name="P3" style:family="paragraph" style:parent-style-name="Text_20_body">
      <style:text-properties officeooo:rsid="001d2e21" officeooo:paragraph-rsid="001d2e21"/>
    </style:style>
    <style:style style:name="P4" style:family="paragraph" style:parent-style-name="Text_20_body">
      <style:text-properties officeooo:rsid="0020ee38" officeooo:paragraph-rsid="0020ee38"/>
    </style:style>
    <style:style style:name="P5" style:family="paragraph" style:parent-style-name="Text_20_body">
      <style:text-properties officeooo:rsid="0020ee38" officeooo:paragraph-rsid="0024e0ad"/>
    </style:style>
    <style:style style:name="P6" style:family="paragraph" style:parent-style-name="Text_20_body">
      <style:text-properties officeooo:rsid="002485ce" officeooo:paragraph-rsid="002485ce"/>
    </style:style>
    <style:style style:name="P7" style:family="paragraph" style:parent-style-name="Text_20_body">
      <style:text-properties officeooo:rsid="002485ce" officeooo:paragraph-rsid="0024e0ad"/>
    </style:style>
    <style:style style:name="P8" style:family="paragraph" style:parent-style-name="Text_20_body" style:list-style-name="L1">
      <style:text-properties officeooo:rsid="001cf51d" officeooo:paragraph-rsid="001d1fee"/>
    </style:style>
    <style:style style:name="P9" style:family="paragraph" style:parent-style-name="Text_20_body" style:list-style-name="L1">
      <style:text-properties officeooo:rsid="001d1fee" officeooo:paragraph-rsid="001d1fee"/>
    </style:style>
    <style:style style:name="P10" style:family="paragraph" style:parent-style-name="Text_20_body">
      <style:text-properties officeooo:rsid="002485ce" officeooo:paragraph-rsid="0024e0ad"/>
    </style:style>
    <style:style style:name="T1" style:family="text">
      <style:text-properties officeooo:rsid="001cf51d"/>
    </style:style>
    <style:style style:name="T2" style:family="text">
      <style:text-properties officeooo:rsid="001ea6c1"/>
    </style:style>
    <style:style style:name="T3" style:family="text">
      <style:text-properties officeooo:rsid="001f21ab"/>
    </style:style>
    <style:style style:name="T4" style:family="text">
      <style:text-properties officeooo:rsid="0024e0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ndu Mandel</text:h>
      <text:h text:style-name="Heading_20_2" text:outline-level="2">But de ce TP</text:h>
      <text:p text:style-name="P1"><text:span text:style-name="T1">Être</text:span> capable de paralléliser un programme et faire en sorte de pouvoir faire une partage de charge entre les processeurs un peut « intelligent ».</text:p>
      <text:h text:style-name="Heading_20_2" text:outline-level="2">Solution</text:h>
      <text:p text:style-name="P2">Nous avons décidé de diviser les calculs en « petits travaux ». L’implémentation de cette solution est assez simple : un processeur sert de maître et distribue les taches aux processeurs disponible. <text:span text:style-name="T1">En résumé :</text:span></text:p>
      <text:list xml:id="list5757419882658948568" text:style-name="L1">
        <text:list-item>
          <text:p text:style-name="P8">à l'initialisation, le processeur maître va commencer par distribuer une tache à tous les processeurs disponible</text:p>
        </text:list-item>
        <text:list-item>
          <text:p text:style-name="P9">tant qu'il y a des bandes à traiter, le processeur maître attend de recevoir les informations d'un processeur et dès que c'est le cas, il lui renvoie une autre bande à traiter</text:p>
        </text:list-item>
        <text:list-item>
          <text:p text:style-name="P9">Lorsqu'il n'y a plus de bandes à traiter, il attend de recevoir les bandes restante, il informe les autres processeurs qu'il n'y a plus de travail et il génère l'image.</text:p>
        </text:list-item>
      </text:list>
      <text:p text:style-name="P3">PS :Nous avons essayé de commenter le fichier c le plus complètement possible pour permettre une meilleur <text:span text:style-name="T2">compréhension</text:span> des détails de notre <text:span text:style-name="T3">implémentation.</text:span> </text:p>
      <text:h text:style-name="Heading_20_2" text:outline-level="2">Test</text:h>
      <text:p text:style-name="P4">Avec 3 machines :</text:p>
      <text:p text:style-name="P6">Image de 2048x1536</text:p>
      <text:p text:style-name="P6">Bande de 30</text:p>
      <text:p text:style-name="P6">Bande de 60</text:p>
      <text:p text:style-name="P6">Bande de 120</text:p>
      <text:p text:style-name="P6"/>
      <text:p text:style-name="P6">Image de 4096x3072</text:p>
      <text:p text:style-name="P6">Bande de 30</text:p>
      <text:p text:style-name="P6">Bande de 60</text:p>
      <text:p text:style-name="P6">Bande de 120</text:p>
      <text:p text:style-name="P6"/>
      <text:p text:style-name="P6">Image de 8192x6144</text:p>
      <text:p text:style-name="P6">Bande de 30</text:p>
      <text:p text:style-name="P6">Bande de 60</text:p>
      <text:p text:style-name="P6"><text:soft-page-break/>Bande de 120</text:p>
      <text:p text:style-name="P6"/>
      <text:p text:style-name="P5">Avec <text:span text:style-name="T4">6</text:span> machines :</text:p>
      <text:p text:style-name="P7">Image de 2048x1536</text:p>
      <text:p text:style-name="P7">Bande de 30</text:p>
      <text:p text:style-name="P7">Bande de 60</text:p>
      <text:p text:style-name="P7">Bande de 120</text:p>
      <text:p text:style-name="P7"/>
      <text:p text:style-name="P7">Image de 4096x3072</text:p>
      <text:p text:style-name="P7">Bande de 30</text:p>
      <text:p text:style-name="P7">Bande de 60</text:p>
      <text:p text:style-name="P7">Bande de 120</text:p>
      <text:p text:style-name="P7"/>
      <text:p text:style-name="P7">Image de 8192x6144</text:p>
      <text:p text:style-name="P7">Bande de 30</text:p>
      <text:p text:style-name="P7">Bande de 60</text:p>
      <text:p text:style-name="P7">Bande de 120</text:p>
      <text:p text:style-name="P7"/>
      <text:h text:style-name="Heading_20_2" text:outline-level="2">Analys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text">
      <style:text-properties style:font-name="Courier 10 Pitch" fo:font-family="'Courier 10 Pitch'" style:font-pitch="fixed" fo:font-size="11pt" officeooo:rsid="00196bef" style:font-size-asian="11pt" style:font-size-complex="11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kouere </meta:initial-creator>
    <meta:creation-date>2015-03-10T10:38:27.338102400</meta:creation-date>
    <dc:date>2015-03-10T11:28:39.798016440</dc:date>
    <dc:creator>rkouere </dc:creator>
    <meta:editing-duration>PT40M43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2" meta:paragraph-count="37" meta:word-count="253" meta:character-count="1362" meta:non-whitespace-character-count="1148"/>
  </office:meta>
</office:document-meta>
</file>